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Basic/Standard/mod_sem_mod.xml"/>
  <manifest:file-entry manifest:media-type="text/xml" manifest:full-path="Basic/Standard/soma5.xml"/>
  <manifest:file-entry manifest:media-type="text/xml" manifest:full-path="Basic/Standard/script-lb.xml"/>
  <manifest:file-entry manifest:media-type="text/xml" manifest:full-path="Basic/Standard/soma_infinita.xml"/>
  <manifest:file-entry manifest:media-type="text/xml" manifest:full-path="Basic/Standard/idade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1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278cm"/>
    </style:style>
    <style:style style:name="co3" style:family="table-column">
      <style:table-column-properties fo:break-before="auto" style:column-width="4.09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Planilha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>
            <text:p>Nome</text:p>
          </table:table-cell>
          <table:table-cell table:style-name="ce1" office:value-type="string">
            <text:p>Endereço</text:p>
          </table:table-cell>
          <table:table-cell table:style-name="ce1" office:value-type="string">
            <text:p>Bairro</text:p>
          </table:table-cell>
          <table:table-cell table:style-name="ce1" office:value-type="string">
            <text:p>Cidade</text:p>
          </table:table-cell>
          <table:table-cell table:style-name="ce1" office:value-type="string">
            <text:p>Estado</text:p>
          </table:table-cell>
        </table:table-row>
        <table:table-row table:style-name="ro2">
          <table:table-cell office:value-type="string">
            <text:p>Ana</text:p>
          </table:table-cell>
          <table:table-cell office:value-type="string">
            <text:p>Rodovia Anhaguera, km 180</text:p>
          </table:table-cell>
          <table:table-cell office:value-type="string">
            <text:p>Centro</text:p>
          </table:table-cell>
          <table:table-cell office:value-type="string">
            <text:p>Leme</text:p>
          </table:table-cell>
          <table:table-cell office:value-type="string">
            <text:p>SP</text:p>
          </table:table-cell>
        </table:table-row>
        <table:table-row table:style-name="ro1">
          <table:table-cell office:value-type="string">
            <text:p>Eduardo</text:p>
          </table:table-cell>
          <table:table-cell office:value-type="string">
            <text:p>R. Antônio de Castro, 362</text:p>
          </table:table-cell>
          <table:table-cell office:value-type="string">
            <text:p>São Benedito</text:p>
          </table:table-cell>
          <table:table-cell office:value-type="string">
            <text:p>Araras</text:p>
          </table:table-cell>
          <table:table-cell office:value-type="string">
            <text:p>SP</text:p>
          </table:table-cell>
        </table:table-row>
        <table:table-row table:style-name="ro1">
          <table:table-cell office:value-type="string">
            <text:p>Érica</text:p>
          </table:table-cell>
          <table:table-cell office:value-type="string">
            <text:p>R. Tiradentes, 123</text:p>
          </table:table-cell>
          <table:table-cell office:value-type="string">
            <text:p>Centro</text:p>
          </table:table-cell>
          <table:table-cell office:value-type="string">
            <text:p>Salvador</text:p>
          </table:table-cell>
          <table:table-cell office:value-type="string">
            <text:p>BA</text:p>
          </table:table-cell>
        </table:table-row>
        <table:table-row table:style-name="ro1">
          <table:table-cell office:value-type="string">
            <text:p>Fernanda</text:p>
          </table:table-cell>
          <table:table-cell office:value-type="string">
            <text:p>Av. Orozimbo Maia, 987</text:p>
          </table:table-cell>
          <table:table-cell office:value-type="string">
            <text:p>Jardim Nova Campinas</text:p>
          </table:table-cell>
          <table:table-cell office:value-type="string">
            <text:p>Campinas</text:p>
          </table:table-cell>
          <table:table-cell office:value-type="string">
            <text:p>SP</text:p>
          </table:table-cell>
        </table:table-row>
        <table:table-row table:style-name="ro1">
          <table:table-cell office:value-type="string">
            <text:p>Gabriela</text:p>
          </table:table-cell>
          <table:table-cell office:value-type="string">
            <text:p>Rodovia Rio/São Paulo, km 77</text:p>
          </table:table-cell>
          <table:table-cell office:value-type="string">
            <text:p>Praia Grande</text:p>
          </table:table-cell>
          <table:table-cell office:value-type="string">
            <text:p>Ubatuba</text:p>
          </table:table-cell>
          <table:table-cell office:value-type="string">
            <text:p>SP</text:p>
          </table:table-cell>
        </table:table-row>
        <table:table-row table:style-name="ro1">
          <table:table-cell office:value-type="string">
            <text:p>Helena</text:p>
          </table:table-cell>
          <table:table-cell office:value-type="string">
            <text:p>R. Júlio de Mesquita, 66</text:p>
          </table:table-cell>
          <table:table-cell office:value-type="string">
            <text:p>Centro</text:p>
          </table:table-cell>
          <table:table-cell office:value-type="string">
            <text:p>Recife</text:p>
          </table:table-cell>
          <table:table-cell office:value-type="string">
            <text:p>PE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Nome</text:p>
          </table:table-cell>
          <table:table-cell office:value-type="string">
            <text:p>Ana</text:p>
          </table:table-cell>
          <table:table-cell table:number-columns-repeated="3"/>
        </table:table-row>
        <table:table-row table:style-name="ro1">
          <table:table-cell office:value-type="string">
            <text:p>Endereço</text:p>
          </table:table-cell>
          <table:table-cell table:formula="of:==IF(ISBLANK([.$B$9]);&quot;&quot;;VLOOKUP([.$B$9];[.$A$2:.$E$7];2))" office:value-type="string" office:string-value="Rodovia Anhaguera, km 180">
            <text:p>Rodovia Anhaguera, km 180</text:p>
          </table:table-cell>
          <table:table-cell table:number-columns-repeated="3"/>
        </table:table-row>
        <table:table-row table:style-name="ro1">
          <table:table-cell office:value-type="string">
            <text:p>Bairro</text:p>
          </table:table-cell>
          <table:table-cell table:formula="of:==IF(ISBLANK([.$B$9]);&quot;&quot;;VLOOKUP([.$B$9];[.$A$2:.$E$7];3))" office:value-type="string" office:string-value="Centro">
            <text:p>Centro</text:p>
          </table:table-cell>
          <table:table-cell table:number-columns-repeated="3"/>
        </table:table-row>
        <table:table-row table:style-name="ro1">
          <table:table-cell office:value-type="string">
            <text:p>Cidade</text:p>
          </table:table-cell>
          <table:table-cell table:formula="of:==IF(ISBLANK([.$B$9]);&quot;&quot;;VLOOKUP([.$B$9];[.$A$2:.$E$7];4))" office:value-type="string" office:string-value="Leme">
            <text:p>Leme</text:p>
          </table:table-cell>
          <table:table-cell table:number-columns-repeated="3"/>
        </table:table-row>
        <table:table-row table:style-name="ro1">
          <table:table-cell office:value-type="string">
            <text:p>Estado</text:p>
          </table:table-cell>
          <table:table-cell table:formula="of:==IF(ISBLANK([.$B$9]);&quot;&quot;;VLOOKUP([.$B$9];[.$A$2:.$E$7];5))" office:value-type="string" office:string-value="SP">
            <text:p>SP</text:p>
          </table:table-cell>
          <table:table-cell table:number-columns-repeated="3"/>
        </table:table-row>
      </table:table>
      <table:table table:name="Planilha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Planilha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1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0-06">06/10/2010</text:date>, <text:time>18:45:25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1" grddl:transformation="http://docs.oasis-open.org/office/1.2/xslt/odf2rdf.xsl">
  <office:meta>
    <meta:creation-date>2010-10-03T21:05:46</meta:creation-date>
    <meta:editing-duration>PT21H28M26S</meta:editing-duration>
    <meta:editing-cycles>15</meta:editing-cycles>
    <meta:generator>OpenOffice.org/3.2$Linux OpenOffice.org_project/320m12$Build-9483</meta:generator>
    <meta:initial-creator>Kemel </meta:initial-creator>
    <dc:date>2010-10-06T18:45:25</dc:date>
    <dc:creator>Kemel Zaidan</dc:creator>
    <meta:document-statistic meta:table-count="3" meta:cell-count="45" meta:object-count="0"/>
  </office:meta>
</office:document-meta>
</file>

<file path=Basic/Standard/idade.xml><?xml version="1.0" encoding="utf-8"?>
<!DOCTYPE module  PUBLIC '-//OpenOffice.org//DTD OfficeDocument 1.0//EN'  'module.dtd'>
<script:module xmlns:script="http://openoffice.org/2000/script" script:name="idade" script:language="StarBasic">REM  *****  BASIC  *****
DIM nascimento As Integer
DIM aniversario As Integer
DIM data As Integer
DIM idade As Integer

Sub resposta_ano()

data = InputBox ("Digite o ano corrente: ") 
nascimento = InputBox ("Digite o ano em que você nasceu")
aniversario = msgbox ("Vc já fez aniversário esse ano?", 4 + 16)

If aniversario = 6 Then
	resposta = data - nascimento
	Else
	resposta = (data - nascimento -1)
End If

MsgBox = ("Sua idade é de " &amp; resposta &amp; " anos")

End Sub
</script:module>
</file>

<file path=Basic/Standard/mod_sem_mod.xml><?xml version="1.0" encoding="utf-8"?>
<!DOCTYPE module  PUBLIC '-//OpenOffice.org//DTD OfficeDocument 1.0//EN'  'module.dtd'>
<script:module xmlns:script="http://openoffice.org/2000/script" script:name="mod_sem_mod" script:language="StarBasic">REM  *****  BASIC  *****
Sub mod_sem_mod()

Dim dvdn, dvsr, quoc, resto As Integer
Dim frase As String

'Obter dados

dvdn = Val(InputBox("Digite o dividendo:"))
dvsr = Val(InputBox("Digite o divisor:"))

'Calculando em inteiros

quoc = Int(dvdn / dvsr)
resto = dvdn - (quoc * dvsr)



'frase rsrs


frase = "O resultado da divisão é " + Str(quoc) + " e o resto da divisão é " + Str(resto)



MsgBox (frase)
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soma_infinita"/>
  <library:element library:name="idade"/>
  <library:element library:name="soma5"/>
  <library:element library:name="mod_sem_mod"/>
</library:library>
</file>

<file path=Basic/Standard/soma5.xml><?xml version="1.0" encoding="utf-8"?>
<!DOCTYPE module  PUBLIC '-//OpenOffice.org//DTD OfficeDocument 1.0//EN'  'module.dtd'>
<script:module xmlns:script="http://openoffice.org/2000/script" script:name="soma5" script:language="StarBasic">REM  *****  BASIC  *****
DIM valor As Integer
DIM soma As Integer
DIM contador As Byte

Sub soma5()

contador = 1
soma = 0
valor=0

For contador = 1 to 5 Step 1
	valor = inputbox ("Digite o valor " &amp; contador &amp; " :")
	soma = soma + valor
Next

msgbox ("A soma é igual a: " &amp; soma)
End Sub
</script:module>
</file>

<file path=Basic/Standard/soma_infinita.xml><?xml version="1.0" encoding="utf-8"?>
<!DOCTYPE module  PUBLIC '-//OpenOffice.org//DTD OfficeDocument 1.0//EN'  'module.dtd'>
<script:module xmlns:script="http://openoffice.org/2000/script" script:name="soma_infinita" script:language="StarBasic">REM  *****  BASIC  *****

Sub somainfinita()

DIM soma As Single
DIM continua As Boolean
DIM valor As Single

soma = 0
continua = True

Do Until continua = False

	valor = InputBox ("Digite um valor para ser somado a " &amp; soma &amp; " ou 0 para sair: ")

	If valor = 0 Then
	continua = False

	Else
	continua = True
	soma=soma+valor
	End If
Loop

MsgBox ("A soma final foi de " &amp; soma) 

End Sub
</script:module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